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3cm" svg:stroke-color="#000000" draw:marker-start-width="0.245cm" draw:marker-end="Arrow" draw:marker-end-width="0.2cm" svg:stroke-opacity="20%" draw:fill="solid" draw:fill-color="#000000" draw:opacity="29%" draw:opacity-name="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fill-color="#50bde9" draw:textarea-horizontal-align="justify" draw:textarea-vertical-align="middle" draw:auto-grow-height="false" fo:min-height="0.522cm" fo:min-width="1.326cm"/>
      <style:paragraph-properties style:writing-mode="lr-tb"/>
    </style:style>
    <style:style style:name="gr3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48cm" fo:min-width="2.147cm"/>
      <style:paragraph-properties style:writing-mode="lr-tb"/>
    </style:style>
    <style:style style:name="gr5" style:family="graphic" style:parent-style-name="standard">
      <style:graphic-properties draw:fill-color="#474847" draw:textarea-horizontal-align="justify" draw:textarea-vertical-align="middle" draw:auto-grow-height="false" fo:min-height="0.297cm" fo:min-width="3.15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389cm" fo:min-width="3.15cm"/>
      <style:paragraph-properties style:writing-mode="lr-tb"/>
    </style:style>
    <style:style style:name="gr7" style:family="graphic" style:parent-style-name="standard">
      <style:graphic-properties draw:fill-color="#50bde9" draw:textarea-horizontal-align="justify" draw:textarea-vertical-align="middle" draw:auto-grow-height="false" fo:min-height="0.088cm" fo:min-width="1.3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5cm"/>
      <style:paragraph-properties style:writing-mode="lr-tb"/>
    </style:style>
    <style:style style:name="gr9" style:family="graphic" style:parent-style-name="standard">
      <style:graphic-properties svg:stroke-color="#000000" draw:fill-color="#693ea3" draw:textarea-horizontal-align="justify" draw:textarea-vertical-align="middle" draw:auto-grow-height="false" fo:min-height="0.522cm" fo:min-width="1.326cm"/>
      <style:paragraph-properties style:writing-mode="lr-tb"/>
    </style:style>
    <style:style style:name="P1" style:family="paragraph">
      <loext:graphic-properties draw:fill="solid" draw:fill-color="#000000" draw:opacity="29%"/>
      <style:paragraph-properties fo:text-align="center"/>
      <style:text-properties fo:font-size="10pt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-color="#50bde9"/>
      <style:paragraph-properties fo:text-align="center" style:writing-mode="lr-tb"/>
      <style:text-properties fo:font-size="10pt"/>
    </style:style>
    <style:style style:name="P4" style:family="paragraph">
      <loext:graphic-properties draw:fill="solid" draw:fill-color="#000000"/>
      <style:paragraph-properties fo:text-align="center"/>
      <style:text-properties fo:font-size="10pt"/>
    </style:style>
    <style:style style:name="P5" style:family="paragraph">
      <style:paragraph-properties fo:text-align="center" style:writing-mode="lr-tb"/>
      <style:text-properties fo:color="#ffffff" fo:font-size="10pt"/>
    </style:style>
    <style:style style:name="P6" style:family="paragraph">
      <loext:graphic-properties draw:fill-color="#474847"/>
      <style:paragraph-properties fo:text-align="center" style:writing-mode="lr-tb"/>
      <style:text-properties fo:color="#ffffff" fo:font-size="10pt"/>
    </style:style>
    <style:style style:name="P7" style:family="paragraph">
      <style:paragraph-properties fo:text-align="center" style:writing-mode="lr-tb"/>
      <style:text-properties fo:color="#ffffff" fo:font-size="10pt" fo:background-color="transparent"/>
    </style:style>
    <style:style style:name="P8" style:family="paragraph">
      <loext:graphic-properties draw:fill-color="#474847"/>
      <style:paragraph-properties fo:text-align="center" style:writing-mode="lr-tb"/>
      <style:text-properties fo:color="#ffffff" fo:font-size="10pt" fo:background-color="transparent"/>
    </style:style>
    <style:style style:name="P9" style:family="paragraph">
      <loext:graphic-properties draw:fill-color="#ff0000"/>
      <style:paragraph-properties fo:text-align="center" style:writing-mode="lr-tb"/>
      <style:text-properties fo:font-size="1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2" style:family="paragraph">
      <loext:graphic-properties draw:fill-color="#693ea3"/>
      <style:paragraph-properties fo:text-align="center" style:writing-mode="lr-tb"/>
      <style:text-properties fo:color="#ffffff" fo:font-size="10pt"/>
    </style:style>
    <style:style style:name="T1" style:family="text">
      <style:text-properties fo:font-size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ffffff" fo:font-size="10pt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fo:color="#ffffff" fo:font-size="10pt" fo:background-color="transparent"/>
    </style:style>
    <style:style style:name="T6" style:family="text">
      <style:text-properties fo:color="#ffffff" fo:font-size="6pt" style:font-size-asian="6pt" style:font-size-complex="6pt"/>
    </style:style>
    <style:style style:name="T7" style:family="text">
      <style:text-properties fo:color="#ffffff"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73cm" svg:y1="4.563cm" svg:x2="11.4cm" svg:y2="5.2cm">
          <text:p/>
        </draw:line>
        <draw:line draw:style-name="gr1" draw:text-style-name="P1" draw:layer="layout" svg:x1="1.973cm" svg:y1="4.563cm" svg:x2="7.2cm" svg:y2="5.2cm">
          <text:p/>
        </draw:line>
        <draw:line draw:style-name="gr1" draw:text-style-name="P1" draw:layer="layout" svg:x1="1.973cm" svg:y1="4.563cm" svg:x2="2.9cm" svg:y2="5.2cm">
          <text:p/>
        </draw:line>
        <draw:custom-shape draw:style-name="gr2" draw:text-style-name="P3" draw:layer="layout" svg:width="1.825cm" svg:height="1.46cm" svg:x="8.177cm" svg:y="0cm">
          <text:p text:style-name="P2"><text:span text:style-name="T1">embeddings</text:span></text:p>
          <text:p text:style-name="P2"><text:span text:style-name="T2">(vectors, dim=384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4" draw:layer="layout" svg:x1="3.615cm" svg:y1="0.73cm" svg:x2="4.436cm" svg:y2="0.73cm">
          <text:p/>
        </draw:line>
        <draw:custom-shape draw:style-name="gr4" draw:text-style-name="P6" draw:layer="layout" svg:width="2.647cm" svg:height="0.73cm" svg:x="4.527cm" svg:y="0.365cm">
          <text:p text:style-name="P5"><text:span text:style-name="T3">SentenceBE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25cm" svg:height="1.46cm" svg:x="1.699cm" svg:y="0cm">
          <text:p text:style-name="P2"><text:span text:style-name="T1">articles</text:span></text:p>
          <text:p text:style-name="P2"><text:span text:style-name="T2">(</text:span><text:span text:style-name="T4">content</text:span><text:span text:style-name="T2"> stag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4" draw:layer="layout" svg:x1="7.265cm" svg:y1="0.73cm" svg:x2="8.086cm" svg:y2="0.73cm">
          <text:p/>
        </draw:line>
        <draw:custom-shape draw:style-name="gr4" draw:text-style-name="P6" draw:layer="layout" svg:width="2.647cm" svg:height="0.73cm" svg:x="11.097cm" svg:y="1.825cm">
          <text:p text:style-name="P5"><text:span text:style-name="T3">KMean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094cm" svg:y1="0.73cm" svg:x2="11.007cm" svg:y2="0.73cm">
          <text:p/>
        </draw:line>
        <draw:custom-shape draw:style-name="gr5" draw:text-style-name="P8" draw:layer="layout" svg:width="3.65cm" svg:height="0.547cm" svg:x="1.425cm" svg:y="6.753cm">
          <text:p text:style-name="P7"><text:span text:style-name="T5">word 1, word 2, word 3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65cm" svg:height="0.639cm" svg:x="1.425cm" svg:y="5.384cm">
          <text:p text:style-name="P2"><text:span text:style-name="T1">LDA model for cluster 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25cm" svg:y1="6.114cm" svg:x2="3.25cm" svg:y2="6.662cm">
          <text:p/>
        </draw:line>
        <draw:custom-shape draw:style-name="gr7" draw:text-style-name="P3" draw:layer="layout" svg:width="1.825cm" svg:height="0.639cm" svg:x="2.337cm" svg:y="3.65cm">
          <text:p text:style-name="P2"><text:span text:style-name="T1">cluster 1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4" draw:layer="layout" svg:x1="3.25cm" svg:y1="4.38cm" svg:x2="3.25cm" svg:y2="5.293cm">
          <text:p/>
        </draw:line>
        <draw:custom-shape draw:style-name="gr5" draw:text-style-name="P8" draw:layer="layout" svg:width="3.65cm" svg:height="0.547cm" svg:x="5.622cm" svg:y="6.753cm">
          <text:p text:style-name="P7"><text:span text:style-name="T5">word 1, word 2, word 3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65cm" svg:height="0.639cm" svg:x="5.622cm" svg:y="5.384cm">
          <text:p text:style-name="P2"><text:span text:style-name="T1">LDA model for cluster 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448cm" svg:y1="6.114cm" svg:x2="7.448cm" svg:y2="6.662cm">
          <text:p/>
        </draw:line>
        <draw:custom-shape draw:style-name="gr7" draw:text-style-name="P3" draw:layer="layout" svg:width="1.825cm" svg:height="0.639cm" svg:x="6.535cm" svg:y="3.65cm">
          <text:p text:style-name="P2"><text:span text:style-name="T1">cluster 2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4" draw:layer="layout" svg:x1="7.448cm" svg:y1="4.38cm" svg:x2="7.448cm" svg:y2="5.293cm">
          <text:p/>
        </draw:line>
        <draw:frame draw:style-name="gr8" draw:text-style-name="P11" draw:layer="layout" svg:width="0.9cm" svg:height="0.955cm" svg:x="13.3cm" svg:y="3.614cm">
          <draw:text-box>
            <text:p text:style-name="P10"><text:span text:style-name="T1">...</text:span></text:p>
          </draw:text-box>
        </draw:frame>
        <draw:line draw:style-name="gr3" draw:text-style-name="P4" draw:layer="layout" svg:x1="12.284cm" svg:y1="2.646cm" svg:x2="4.254cm" svg:y2="3.741cm">
          <text:p/>
        </draw:line>
        <draw:line draw:style-name="gr3" draw:text-style-name="P4" draw:layer="layout" svg:x1="12.291cm" svg:y1="2.664cm" svg:x2="8.269cm" svg:y2="3.65cm">
          <text:p/>
        </draw:line>
        <draw:line draw:style-name="gr3" draw:text-style-name="P4" draw:layer="layout" svg:x1="12.299cm" svg:y1="2.659cm" svg:x2="11.828cm" svg:y2="3.559cm">
          <text:p/>
        </draw:line>
        <draw:custom-shape draw:style-name="gr5" draw:text-style-name="P8" draw:layer="layout" svg:width="3.65cm" svg:height="0.547cm" svg:x="9.82cm" svg:y="6.753cm">
          <text:p text:style-name="P7"><text:span text:style-name="T5">word 1, word 2, word 3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65cm" svg:height="0.639cm" svg:x="9.82cm" svg:y="5.384cm">
          <text:p text:style-name="P2"><text:span text:style-name="T1">LDA model for cluster 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645cm" svg:y1="6.114cm" svg:x2="11.645cm" svg:y2="6.662cm">
          <text:p/>
        </draw:line>
        <draw:custom-shape draw:style-name="gr7" draw:text-style-name="P3" draw:layer="layout" svg:width="1.825cm" svg:height="0.639cm" svg:x="10.732cm" svg:y="3.65cm">
          <text:p text:style-name="P2"><text:span text:style-name="T1">cluster 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4" draw:layer="layout" svg:x1="11.645cm" svg:y1="4.38cm" svg:x2="11.645cm" svg:y2="5.293cm">
          <text:p/>
        </draw:line>
        <draw:line draw:style-name="gr3" draw:text-style-name="P4" draw:layer="layout" svg:x1="12.306cm" svg:y1="2.653cm" svg:x2="13.379cm" svg:y2="3.65cm">
          <text:p/>
        </draw:line>
        <draw:custom-shape draw:style-name="gr4" draw:text-style-name="P6" draw:layer="layout" svg:width="2.647cm" svg:height="0.73cm" svg:x="11.097cm" svg:y="0.365cm">
          <text:p text:style-name="P5"><text:span text:style-name="T3">PCA &amp; tSNE</text:span></text:p>
          <text:p text:style-name="P5"><text:span text:style-name="T6">(vectors, dim=3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375cm" svg:y1="1.186cm" svg:x2="12.375cm" svg:y2="1.734cm">
          <text:p/>
        </draw:line>
        <draw:custom-shape draw:style-name="gr9" draw:text-style-name="P12" draw:layer="layout" svg:width="1.825cm" svg:height="1.46cm" svg:x="0.056cm" svg:y="3.559cm">
          <text:p text:style-name="P5"><text:span text:style-name="T3">articles</text:span></text:p>
          <text:p text:style-name="P5"><text:span text:style-name="T6">(</text:span><text:span text:style-name="T7">nouns &amp; verbs</text:span><text:span text:style-name="T6"> stag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07T18:33:03.433306064</dc:date>
    <dc:creator>Maximilian Schattauer</dc:creator>
    <meta:editing-duration>PT1H9M41S</meta:editing-duration>
    <meta:editing-cycles>27</meta:editing-cycles>
    <meta:generator>LibreOffice/6.4.7.2$Linux_X86_64 LibreOffice_project/40$Build-2</meta:generator>
    <meta:document-statistic meta:object-count="33"/>
  </office:meta>
</office:document-meta>
</file>